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4.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solid" svg:stroke-width="0.081cm" svg:stroke-color="#004586" draw:marker-start-width="0.321cm" draw:marker-end-width="0.321cm" draw:fill-color="#ffffff" draw:textarea-horizontal-align="justify" draw:textarea-vertical-align="middle" draw:auto-grow-height="false" fo:min-height="4.338cm" fo:min-width="18.654cm" fo:padding-top="0.165cm" fo:padding-bottom="0.165cm" fo:padding-left="0.29cm" fo:padding-right="0.29cm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6.3cm"/>
    </style:style>
    <style:style style:name="gr6" style:family="graphic" style:parent-style-name="standard">
      <style:graphic-properties draw:stroke="solid" svg:stroke-width="0.081cm" svg:stroke-color="#004586" draw:marker-start-width="0.321cm" draw:marker-end-width="0.321cm" draw:fill-color="#ffffff" draw:textarea-horizontal-align="justify" draw:textarea-vertical-align="middle" draw:auto-grow-height="false" fo:min-height="4.338cm" fo:min-width="16.886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9.239cm"/>
    </style:style>
    <style:style style:name="gr8" style:family="graphic" style:parent-style-name="standard">
      <style:graphic-properties draw:textarea-horizontal-align="justify" draw:textarea-vertical-align="middle" draw:auto-grow-height="false" fo:min-height="2.95cm" fo:min-width="9.86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color="#004586" fo:font-size="44pt" fo:font-weight="bold" style:font-size-asian="26pt" style:font-weight-asian="bold" style:font-size-complex="26pt" style:font-weight-complex="bold"/>
    </style:style>
    <style:style style:name="T1" style:family="text">
      <style:text-properties fo:color="#004586" fo:font-size="44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6" draw:id="id16" draw:layer="layout" svg:width="4.5cm" svg:height="1.5cm" svg:x="19.2cm" svg:y="3cm">
          <text:p text:style-name="P1">Grad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9cm" svg:height="1.6cm" svg:x="4.5cm" svg:y="12.8cm">
          <text:p text:style-name="P1">Cours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9cm" svg:height="1.6cm" svg:x="12.1cm" svg:y="8.7cm">
          <text:p text:style-name="P1">Grade sess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9cm" svg:height="1.6cm" svg:x="1.7cm" svg:y="16.6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9cm" svg:height="1.6cm" svg:x="7.3cm" svg:y="16.5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9cm" svg:height="1.6cm" svg:x="18.5cm" svg:y="12.7cm">
          <text:p text:style-name="P1">Course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9cm" svg:height="1.6cm" svg:x="15.7cm" svg:y="16.5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9cm" svg:height="1.6cm" svg:x="21.3cm" svg:y="16.5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9cm" svg:height="1.6cm" svg:x="26.2cm" svg:y="8.7cm">
          <text:p text:style-name="P1">Grade sess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9cm" svg:height="1.6cm" svg:x="32.6cm" svg:y="12.6cm">
          <text:p text:style-name="P1">Course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9cm" svg:height="1.6cm" svg:x="29.8cm" svg:y="16.3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4.9cm" svg:height="1.6cm" svg:x="35.4cm" svg:y="16.4cm">
          <text:p text:style-name="P1">Sec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55cm" svg:y1="8.7cm" svg:x2="21.45cm" svg:y2="4.5cm" draw:start-shape="id1" draw:start-glue-point="0" svg:d="M14550 8700v-2350h6900v-1850" svg:viewBox="0 0 6901 4201">
          <text:p/>
        </draw:connector>
        <draw:connector draw:style-name="gr3" draw:text-style-name="P1" draw:layer="layout" svg:x1="21.45cm" svg:y1="4.5cm" svg:x2="28.65cm" svg:y2="8.7cm" draw:end-shape="id2" draw:end-glue-point="0" svg:d="M21450 4500v1850h7200v2350" svg:viewBox="0 0 7201 4201">
          <text:p/>
        </draw:connector>
        <draw:connector draw:style-name="gr3" draw:text-style-name="P1" draw:layer="layout" svg:x1="14.55cm" svg:y1="10.3cm" svg:x2="6.95cm" svg:y2="12.8cm" draw:start-shape="id1" draw:start-glue-point="2" draw:end-shape="id3" draw:end-glue-point="0" svg:d="M14550 10300v1250h-7600v1250" svg:viewBox="0 0 7601 2501">
          <text:p/>
        </draw:connector>
        <draw:connector draw:style-name="gr3" draw:text-style-name="P1" draw:layer="layout" svg:x1="14.55cm" svg:y1="10.3cm" svg:x2="20.95cm" svg:y2="12.7cm" draw:start-shape="id1" draw:start-glue-point="2" draw:end-shape="id4" draw:end-glue-point="0" svg:d="M14550 10300v1200h6400v1200" svg:viewBox="0 0 6401 2401">
          <text:p/>
        </draw:connector>
        <draw:connector draw:style-name="gr3" draw:text-style-name="P1" draw:layer="layout" svg:x1="28.65cm" svg:y1="10.3cm" svg:x2="20.95cm" svg:y2="12.7cm" draw:start-shape="id2" draw:start-glue-point="2" draw:end-shape="id4" svg:d="M28650 10300v1200h-7700v1200" svg:viewBox="0 0 7701 2401">
          <text:p/>
        </draw:connector>
        <draw:connector draw:style-name="gr3" draw:text-style-name="P1" draw:layer="layout" svg:x1="28.65cm" svg:y1="10.3cm" svg:x2="35.05cm" svg:y2="12.6cm" draw:start-shape="id2" draw:start-glue-point="2" draw:end-shape="id5" draw:end-glue-point="0" svg:d="M28650 10300v1150h6400v1150" svg:viewBox="0 0 6401 2301">
          <text:p/>
        </draw:connector>
        <draw:connector draw:style-name="gr3" draw:text-style-name="P1" draw:layer="layout" svg:x1="6.95cm" svg:y1="14.4cm" svg:x2="4.15cm" svg:y2="16.6cm" draw:start-shape="id3" draw:start-glue-point="2" draw:end-shape="id6" svg:d="M6950 14400v1100h-2800v1100" svg:viewBox="0 0 2801 2201">
          <text:p/>
        </draw:connector>
        <draw:connector draw:style-name="gr3" draw:text-style-name="P1" draw:layer="layout" svg:x1="6.95cm" svg:y1="14.4cm" svg:x2="9.75cm" svg:y2="16.5cm" draw:start-shape="id3" draw:start-glue-point="2" draw:end-shape="id7" draw:end-glue-point="0" svg:d="M6950 14400v1050h2800v1050" svg:viewBox="0 0 2801 2101">
          <text:p/>
        </draw:connector>
        <draw:connector draw:style-name="gr3" draw:text-style-name="P1" draw:layer="layout" svg:x1="20.95cm" svg:y1="14.3cm" svg:x2="18.15cm" svg:y2="16.5cm" draw:start-shape="id4" draw:end-shape="id8" svg:d="M20950 14300v1100h-2800v1100" svg:viewBox="0 0 2801 2201">
          <text:p/>
        </draw:connector>
        <draw:connector draw:style-name="gr3" draw:text-style-name="P1" draw:layer="layout" svg:x1="20.95cm" svg:y1="14.3cm" svg:x2="23.75cm" svg:y2="16.5cm" draw:start-shape="id4" draw:end-shape="id9" draw:end-glue-point="0" svg:d="M20950 14300v1100h2800v1100" svg:viewBox="0 0 2801 2201">
          <text:p/>
        </draw:connector>
        <draw:connector draw:style-name="gr3" draw:text-style-name="P1" draw:layer="layout" svg:x1="35.05cm" svg:y1="14.2cm" svg:x2="32.25cm" svg:y2="16.3cm" draw:start-shape="id5" draw:start-glue-point="2" draw:end-shape="id10" svg:d="M35050 14200v1050h-2800v1050" svg:viewBox="0 0 2801 2101">
          <text:p/>
        </draw:connector>
        <draw:connector draw:style-name="gr3" draw:text-style-name="P1" draw:layer="layout" svg:x1="35.05cm" svg:y1="14.2cm" svg:x2="37.85cm" svg:y2="16.4cm" draw:start-shape="id5" draw:end-shape="id11" draw:end-glue-point="0" svg:d="M35050 14200v1100h2800v1100" svg:viewBox="0 0 2801 2201">
          <text:p/>
        </draw:connector>
        <draw:custom-shape draw:style-name="gr4" draw:text-style-name="P2" xml:id="id12" draw:id="id12" draw:layer="layout" svg:width="27.2cm" svg:height="6.6cm" svg:x="7.6cm" svg:y="23.8cm">
          <text:p text:style-name="P1">Course resour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6.8cm" svg:height="2.1cm" svg:x="9.1cm" svg:y="23.6cm">
          <text:p text:style-name="P1">Assingmen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8cm" svg:height="2.1cm" svg:x="26.7cm" svg:y="23.6cm">
          <text:p text:style-name="P1">Lesson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6.8cm" svg:height="2.1cm" svg:x="26.7cm" svg:y="28.4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5" draw:text-style-name="P1" xml:id="id19" draw:id="id19" draw:layer="layout" svg:width="6.8cm" svg:height="2.1cm" svg:x="9.1cm" svg:y="28.5cm">
          <text:p text:style-name="P1">Materia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15cm" svg:y1="18.2cm" svg:x2="21.2cm" svg:y2="23.8cm" draw:start-shape="id6" draw:end-shape="id12" draw:end-glue-point="4" svg:d="M4150 18200v2780h17050v2820" svg:viewBox="0 0 17051 5601">
          <text:p/>
        </draw:connector>
        <draw:connector draw:style-name="gr3" draw:text-style-name="P1" draw:layer="layout" svg:x1="9.75cm" svg:y1="18.1cm" svg:x2="21.2cm" svg:y2="23.8cm" draw:start-shape="id7" draw:start-glue-point="2" draw:end-shape="id12" draw:end-glue-point="4" svg:d="M9750 18100v2830h11450v2870" svg:viewBox="0 0 11451 5701">
          <text:p/>
        </draw:connector>
        <draw:connector draw:style-name="gr3" draw:text-style-name="P1" draw:layer="layout" svg:x1="18.15cm" svg:y1="18.1cm" svg:x2="21.2cm" svg:y2="23.8cm" draw:start-shape="id8" draw:start-glue-point="2" draw:end-shape="id12" draw:end-glue-point="4" svg:d="M18150 18100v2830h3050v2870" svg:viewBox="0 0 3051 5701">
          <text:p/>
        </draw:connector>
        <draw:connector draw:style-name="gr3" draw:text-style-name="P1" draw:layer="layout" svg:x1="23.75cm" svg:y1="18.1cm" svg:x2="21.2cm" svg:y2="23.8cm" draw:start-shape="id9" draw:start-glue-point="2" draw:end-shape="id12" svg:d="M23750 18100v2830h-2550v2870" svg:viewBox="0 0 2551 5701">
          <text:p/>
        </draw:connector>
        <draw:connector draw:style-name="gr3" draw:text-style-name="P1" draw:layer="layout" svg:x1="32.25cm" svg:y1="17.9cm" svg:x2="21.2cm" svg:y2="23.8cm" draw:start-shape="id10" draw:start-glue-point="2" draw:end-shape="id12" svg:d="M32250 17900v2930h-11050v2970" svg:viewBox="0 0 11051 5901">
          <text:p/>
        </draw:connector>
        <draw:connector draw:style-name="gr3" draw:text-style-name="P1" draw:layer="layout" svg:x1="37.85cm" svg:y1="18cm" svg:x2="21.2cm" svg:y2="23.8cm" draw:start-shape="id11" draw:end-shape="id12" svg:d="M37850 18000v2880h-16650v2920" svg:viewBox="0 0 16651 5801">
          <text:p/>
        </draw:connector>
        <draw:custom-shape draw:style-name="gr5" draw:text-style-name="P1" xml:id="id20" draw:id="id20" draw:layer="layout" svg:width="6.8cm" svg:height="2.1cm" svg:x="3.2cm" svg:y="34.4cm">
          <text:p text:style-name="P1">Files</text:p>
          <draw:enhanced-geometry svg:viewBox="0 0 21600 21600" draw:type="rectangle" draw:enhanced-path="M 0 0 L 21600 0 21600 21600 0 21600 0 0 Z N"/>
        </draw:custom-shape>
        <draw:custom-shape draw:style-name="gr5" draw:text-style-name="P1" xml:id="id21" draw:id="id21" draw:layer="layout" svg:width="6.8cm" svg:height="2.1cm" svg:x="3.2cm" svg:y="37.6cm">
          <text:p text:style-name="P1">Images</text:p>
          <draw:enhanced-geometry svg:viewBox="0 0 21600 21600" draw:type="rectangle" draw:enhanced-path="M 0 0 L 21600 0 21600 21600 0 21600 0 0 Z N"/>
        </draw:custom-shape>
        <draw:custom-shape draw:style-name="gr5" draw:text-style-name="P1" xml:id="id22" draw:id="id22" draw:layer="layout" svg:width="6.8cm" svg:height="2.1cm" svg:x="3.2cm" svg:y="40.8cm">
          <text:p text:style-name="P1">Emmbeds</text:p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24.7cm" svg:height="6.6cm" svg:x="14.9cm" svg:y="34.3cm">
          <text:p text:style-name="P1">Question typ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9cm" svg:height="1.6cm" svg:x="16.7cm" svg:y="34.365cm">
          <text:p text:style-name="P1">Selec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1.6cm" svg:x="16.7cm" svg:y="39.065cm">
          <text:p text:style-name="P1">Writt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1.6cm" svg:x="32.9cm" svg:y="34.465cm">
          <text:p text:style-name="P1">Practi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1.6cm" svg:x="33cm" svg:y="39.065cm">
          <text:p text:style-name="P1">Connec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0.1cm" svg:y1="30.5cm" svg:x2="27.25cm" svg:y2="34.3cm" draw:start-shape="id13" draw:start-glue-point="2" draw:end-shape="id14" draw:end-glue-point="4" svg:d="M30100 30500v1880h-2850v1920" svg:viewBox="0 0 2851 3801">
          <text:p/>
        </draw:connector>
        <draw:custom-shape draw:style-name="gr5" draw:text-style-name="P1" xml:id="id23" draw:id="id23" draw:layer="layout" svg:width="6.8cm" svg:height="2.1cm" svg:x="3.2cm" svg:y="43.9cm">
          <text:p text:style-name="P1">Videos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739cm" svg:height="1.987cm" svg:x="2.1cm" svg:y="3.024cm">
          <draw:text-box>
            <text:p><text:span text:style-name="T1">Grade v0.0.1</text:span></text:p>
          </draw:text-box>
        </draw:frame>
        <draw:custom-shape draw:style-name="gr8" draw:text-style-name="P1" xml:id="id15" draw:id="id15" draw:layer="layout" svg:width="10.361cm" svg:height="3.2cm" svg:x="43.839cm" svg:y="26.6cm">
          <text:p text:style-name="P1">Exercise calification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9.6cm" svg:y1="37.6cm" svg:x2="49.019cm" svg:y2="29.8cm" draw:start-shape="id14" draw:start-glue-point="10" draw:end-shape="id15" draw:end-glue-point="2" svg:d="M39600 37600h9419v-7800" svg:viewBox="0 0 9420 7801">
          <text:p/>
        </draw:connector>
        <draw:custom-shape draw:style-name="gr8" draw:text-style-name="P1" xml:id="id17" draw:id="id17" draw:layer="layout" svg:width="10.361cm" svg:height="3.2cm" svg:x="43.9cm" svg:y="2.2cm">
          <text:p text:style-name="P1">Grade califications</text:p>
          <draw:enhanced-geometry svg:viewBox="0 0 21600 21600" draw:type="rectangle" draw:enhanced-path="M 0 0 L 21600 0 21600 21600 0 21600 0 0 Z N"/>
        </draw:custom-shape>
        <draw:custom-shape draw:style-name="gr8" draw:text-style-name="P1" xml:id="id18" draw:id="id18" draw:layer="layout" svg:width="10.361cm" svg:height="3.2cm" svg:x="43.9cm" svg:y="10.3cm">
          <text:p text:style-name="P1">Course calification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3.7cm" svg:y1="3.75cm" svg:x2="43.9cm" svg:y2="3.8cm" draw:start-shape="id16" draw:start-glue-point="1" draw:end-shape="id17" draw:end-glue-point="3" svg:d="M23700 3750h10100v50h10100" svg:viewBox="0 0 20201 51">
          <text:p/>
        </draw:connector>
        <draw:connector draw:style-name="gr3" draw:text-style-name="P1" draw:layer="layout" svg:x1="49.08cm" svg:y1="5.4cm" svg:x2="49.08cm" svg:y2="10.3cm" draw:start-shape="id17" draw:end-shape="id18" svg:d="M49080 5400v4900" svg:viewBox="0 0 1 4901">
          <text:p/>
        </draw:connector>
        <draw:connector draw:style-name="gr3" draw:text-style-name="P1" draw:layer="layout" svg:x1="37.5cm" svg:y1="13.4cm" svg:x2="43.9cm" svg:y2="11.9cm" draw:start-shape="id5" draw:start-glue-point="1" draw:end-shape="id18" draw:end-glue-point="3" svg:d="M37500 13400h3200v-1500h3200" svg:viewBox="0 0 6401 1501">
          <text:p/>
        </draw:connector>
        <draw:connector draw:style-name="gr3" draw:text-style-name="P1" draw:layer="layout" svg:x1="12.5cm" svg:y1="30.6cm" svg:x2="10cm" svg:y2="35.45cm" draw:start-shape="id19" draw:start-glue-point="2" draw:end-shape="id20" draw:end-glue-point="1" svg:d="M12500 30600v4850h-2500" svg:viewBox="0 0 2501 4851">
          <text:p/>
        </draw:connector>
        <draw:connector draw:style-name="gr3" draw:text-style-name="P1" draw:layer="layout" svg:x1="12.5cm" svg:y1="30.6cm" svg:x2="10cm" svg:y2="38.65cm" draw:start-shape="id19" draw:start-glue-point="2" draw:end-shape="id21" draw:end-glue-point="1" svg:d="M12500 30600v8050h-2500" svg:viewBox="0 0 2501 8051">
          <text:p/>
        </draw:connector>
        <draw:connector draw:style-name="gr3" draw:text-style-name="P1" draw:layer="layout" svg:x1="12.5cm" svg:y1="30.6cm" svg:x2="10cm" svg:y2="41.85cm" draw:start-shape="id19" draw:start-glue-point="2" draw:end-shape="id22" draw:end-glue-point="1" svg:d="M12500 30600v11250h-2500" svg:viewBox="0 0 2501 11251">
          <text:p/>
        </draw:connector>
        <draw:connector draw:style-name="gr3" draw:text-style-name="P1" draw:layer="layout" svg:x1="12.5cm" svg:y1="30.6cm" svg:x2="10cm" svg:y2="44.95cm" draw:start-shape="id19" draw:start-glue-point="2" draw:end-shape="id23" draw:end-glue-point="1" svg:d="M12500 30600v14350h-2500" svg:viewBox="0 0 2501 14351">
          <text:p/>
        </draw:connector>
        <draw:custom-shape draw:style-name="gr8" draw:text-style-name="P1" xml:id="id24" draw:id="id24" draw:layer="layout" svg:width="10.361cm" svg:height="3.2cm" svg:x="43.9cm" svg:y="18.2cm">
          <text:p text:style-name="P1">Section calification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9.08cm" svg:y1="13.5cm" svg:x2="49.08cm" svg:y2="18.2cm" draw:start-shape="id18" draw:start-glue-point="2" draw:end-shape="id24" svg:d="M49080 13500v4700" svg:viewBox="0 0 1 4701">
          <text:p/>
        </draw:connector>
        <draw:connector draw:style-name="gr3" draw:text-style-name="P1" draw:layer="layout" svg:x1="49.08cm" svg:y1="21.4cm" svg:x2="49.019cm" svg:y2="26.6cm" draw:start-shape="id24" draw:start-glue-point="2" draw:end-shape="id15" draw:end-glue-point="0" svg:d="M49080 21400v2600h-61v2600" svg:viewBox="0 0 62 5201">
          <text:p/>
        </draw:connector>
        <draw:connector draw:style-name="gr3" draw:text-style-name="P1" draw:layer="layout" svg:x1="40.3cm" svg:y1="17.2cm" svg:x2="43.9cm" svg:y2="19.8cm" draw:start-shape="id11" draw:start-glue-point="1" draw:end-shape="id24" draw:end-glue-point="3" svg:d="M40300 17200h1800v2600h1800" svg:viewBox="0 0 360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8.8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21:10:47.061808547</meta:creation-date>
    <dc:date>2016-04-15T00:45:26.299782286</dc:date>
    <meta:editing-duration>PT2H5S</meta:editing-duration>
    <meta:editing-cycles>7</meta:editing-cycles>
    <meta:generator>LibreOffice/5.0.5.2$Linux_X86_64 LibreOffice_project/00$Build-2</meta:generator>
    <meta:document-statistic meta:object-count="61"/>
  </office:meta>
</office:document-meta>
</file>